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Liberation Serif" fo:language="en" fo:country="US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Liberation Serif" fo:language="es" fo:country="US" fo:font-weight="bold" style:font-weight-asian="bold" style:font-weight-complex="bold"/>
    </style:style>
    <style:style style:name="P3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Liberation Serif" fo:language="en" fo:country="US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Liberation Serif" fo:language="en" fo:country="US" fo:font-weight="bold" officeooo:rsid="00146a89" officeooo:paragraph-rsid="00146a8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d</text:p>
      <text:p text:style-name="P1"><text:a xlink:type="simple" xlink:href="https://agrodecor.ru/" text:style-name="Internet_20_link" text:visited-style-name="Visited_20_Internet_20_Link">https://agrodecor.ru/</text:a> </text:p>
      <text:p text:style-name="P1"><text:a xlink:type="simple" xlink:href="https://www.garantsad.ru/" text:style-name="Internet_20_link" text:visited-style-name="Visited_20_Internet_20_Link">https://www.garantsad.ru/</text:a> </text:p>
      <text:p text:style-name="P1"/>
      <text:p text:style-name="P1"><text:a xlink:type="simple" xlink:href="https://abekker.ru/" text:style-name="Internet_20_link" text:visited-style-name="Visited_20_Internet_20_Link">https://abekker.ru/</text:a> </text:p>
      <text:p text:style-name="P1"/>
      <text:p text:style-name="P2">medium</text:p>
      <text:p text:style-name="P4">#little information</text:p>
      <text:p text:style-name="P2"><text:a xlink:type="simple" xlink:href="https://www.garantsad.ru/" text:style-name="Internet_20_link" text:visited-style-name="Visited_20_Internet_20_Link">https://www.garantsad.ru/</text:a> </text:p>
      <text:p text:style-name="P1"/>
      <text:p text:style-name="P2">Fine</text:p>
      <text:p text:style-name="P1"><text:a xlink:type="simple" xlink:href="http://www.agrogarden.ru/" text:style-name="Internet_20_link" text:visited-style-name="Visited_20_Internet_20_Link">http://www.agrogarden.ru/</text:a> </text:p>
      <text:p text:style-name="Standard">http://www.pitomnic-chehov.ru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2:57:37.872000000</meta:creation-date>
    <dc:date>2020-08-26T21:07:12.051000000</dc:date>
    <meta:editing-duration>PT4H45M22S</meta:editing-duration>
    <meta:editing-cycles>28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0" meta:word-count="11" meta:character-count="182" meta:non-whitespace-character-count="176"/>
  </office:meta>
</office:document-meta>
</file>